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en" fo:country="US"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none" fo:country="none"/>
    </style:style>
    <style:style style:name="P17" style:family="paragraph" style:parent-style-name="Standard">
      <style:text-properties fo:color="#ffffff"/>
    </style:style>
    <style:style style:name="P18" style:family="paragraph" style:parent-style-name="Table_20_Contents">
      <style:text-properties fo:language="en" fo:country="US" fo:font-weight="normal"/>
    </style:style>
    <style:style style:name="P19" style:family="paragraph" style:parent-style-name="Table_20_Contents">
      <style:text-properties fo:language="en" fo:country="US"/>
    </style:style>
    <style:style style:name="P20" style:family="paragraph" style:parent-style-name="Standard" style:master-page-name="Standard">
      <style:paragraph-properties fo:break-before="page"/>
    </style:style>
    <style:style style:name="P21" style:family="paragraph" style:parent-style-name="Table_20_Contents">
      <style:text-properties fo:font-weight="bold"/>
    </style:style>
    <style:style style:name="P22" style:family="paragraph" style:parent-style-name="Standard">
      <style:text-properties fo:font-size="6pt" fo:font-weight="bold" style:font-size-asian="6pt" style:font-size-complex="6pt"/>
    </style:style>
    <style:style style:name="P23" style:family="paragraph" style:parent-style-name="Standard">
      <style:paragraph-properties fo:break-before="page"/>
      <style:text-properties fo:font-size="6pt" fo:font-weight="bold" style:font-size-asian="6pt" style:font-size-complex="6pt"/>
    </style:style>
    <style:style style:name="P24"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6" style:family="paragraph" style:parent-style-name="Heading_20_4" style:master-page-name="Standard">
      <style:paragraph-properties fo:margin-left="0.026cm" fo:margin-right="0cm" fo:text-indent="0cm" style:auto-text-indent="false" fo:break-before="auto" fo:break-after="auto"/>
    </style:style>
    <style:style style:name="P27" style:family="paragraph" style:parent-style-name="Text_20_body" style:list-style-name="L2"/>
    <style:style style:name="P28" style:family="paragraph" style:parent-style-name="Text_20_body">
      <style:paragraph-properties fo:margin-left="1.251cm" fo:margin-right="0cm" fo:text-indent="0cm" style:auto-text-indent="false"/>
    </style:style>
    <style:style style:name="P29" style:family="paragraph" style:parent-style-name="Text_20_body">
      <style:paragraph-properties fo:margin-left="2.501cm" fo:margin-right="0cm" fo:text-indent="0cm" style:auto-text-indent="false"/>
    </style:style>
    <style:style style:name="P30" style:family="paragraph" style:parent-style-name="Text_20_body">
      <style:paragraph-properties fo:margin-left="0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ess' Clipboard</text:p>
      <text:p text:style-name="P2">OpenOffice.org 2.0.1</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Matthias Müller-Prove</text:p>
          </table:table-cell>
          <table:table-cell table:style-name="Table4.A2" office:value-type="string">
            <text:p text:style-name="P9"><text:modification-date style:data-style-name="N30">9/15/05</text:modification-date></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text:a xlink:type="simple" xlink:href="http://specs.openoffice.org/collaterals/OpenOffice_org_Specification_guide.sxw">StarOffice Specification Workflow v0.1, Aug 2003</text:a></text:p>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Impress, Draw</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i54641 (node), i54642 (spec), i54643 (impl.), i54644 (qual.), i54645 (docu)</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Text_20_body">The default format for paste and drop operations in Impress and Draw is changed from OLE to MetaFile in order to ease the transition of data to OOo Impress.</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Matthias Müller-Prove /MMP</text:p>
          </table:table-cell>
          <table:table-cell table:style-name="Table8.C2" office:value-type="string">
            <text:p text:style-name="P16"><text:a xlink:type="simple" xlink:href="mailto:mprove@sun.com">mprove@sun.com,</text:a></text:p>
          </table:table-cell>
        </table:table-row>
        <table:table-row>
          <table:table-cell table:style-name="Table8.A2" office:value-type="string">
            <text:p text:style-name="Table_20_Heading">Development</text:p>
          </table:table-cell>
          <table:table-cell table:style-name="Table8.B2" office:value-type="string">
            <text:p text:style-name="P16">Christian Lippka /CL</text:p>
          </table:table-cell>
          <table:table-cell table:style-name="Table8.C2" office:value-type="string">
            <text:p text:style-name="P16">Christian.Lippka@sun.com,</text:p>
          </table:table-cell>
        </table:table-row>
        <table:table-row>
          <table:table-cell table:style-name="Table8.A2" office:value-type="string">
            <text:p text:style-name="Table_20_Heading">Quality Assurance</text:p>
          </table:table-cell>
          <table:table-cell table:style-name="Table8.B2" office:value-type="string">
            <text:p text:style-name="P16">Christian Günther /CGU</text:p>
          </table:table-cell>
          <table:table-cell table:style-name="Table8.C2" office:value-type="string">
            <text:p text:style-name="P16">Christian.Guenther@sun.com,</text:p>
          </table:table-cell>
        </table:table-row>
        <table:table-row>
          <table:table-cell table:style-name="Table8.A2" office:value-type="string">
            <text:p text:style-name="Table_20_Heading">Documentation</text:p>
          </table:table-cell>
          <table:table-cell table:style-name="Table8.B2" office:value-type="string">
            <text:p text:style-name="P16">Uwe Fischer /UFI</text:p>
          </table:table-cell>
          <table:table-cell table:style-name="Table8.C2" office:value-type="string">
            <text:p text:style-name="P16">ufi@sun.com</text:p>
          </table:table-cell>
        </table:table-row>
        <table:table-row>
          <table:table-cell table:style-name="Table8.A2" office:value-type="string">
            <text:p text:style-name="Table_20_Heading"/>
          </table:table-cell>
          <table:table-cell table:style-name="Table8.B2" office:value-type="string">
            <text:p text:style-name="P16"/>
          </table:table-cell>
          <table:table-cell table:style-name="Table8.C2" office:value-type="string">
            <text:p text:style-name="P16"><text:a xlink:type="simple" xlink:href="mailto:mprove@sun.com,Christian.Lippka@sun.com,Christian.Guenther@sun.com,ufi@sun.com?subject=Spec:%20Impress%20Clipboard,%20OOo%202.0.1">mail to iTeam</text:a></text:p>
          </table:table-cell>
        </table:table-row>
      </table:table>
      <text:p text:style-name="P17"/>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Matthias Müller-Prove</text:p>
          </table:table-cell>
          <table:table-cell table:style-name="Table6.C2" office:value-type="string">
            <text:p text:style-name="P18"><text:date style:data-style-name="N37" text:date-value="2005-09-15T09:46:48.03" text:fixed="true">09/15/05</text:date></text:p>
          </table:table-cell>
        </table:table-row>
        <table:table-row>
          <table:table-cell table:style-name="Table6.A2" office:value-type="string">
            <text:p text:style-name="Table_20_Heading">Development</text:p>
          </table:table-cell>
          <table:table-cell table:style-name="Table6.B2" office:value-type="string">
            <text:p text:style-name="P16">Christian Lippka</text:p>
          </table:table-cell>
          <table:table-cell table:style-name="Table6.C2" office:value-type="string">
            <text:p text:style-name="P18"><text:date style:data-style-name="N37" text:date-value="2005-09-15T09:46:48.03" text:fixed="true" text:date-adjust="-PT24H00M00S">09/14/05</text:date></text:p>
          </table:table-cell>
        </table:table-row>
        <table:table-row>
          <table:table-cell table:style-name="Table6.A2" office:value-type="string">
            <text:p text:style-name="Table_20_Heading">Quality Assurance</text:p>
          </table:table-cell>
          <table:table-cell table:style-name="Table6.B2" office:value-type="string">
            <text:p text:style-name="P16">Christian Günther</text:p>
          </table:table-cell>
          <table:table-cell table:style-name="Table6.C2" office:value-type="string">
            <text:p text:style-name="P19"><text:date style:data-style-name="N37" text:date-value="2005-09-15T13:19:08.43" text:fixed="true">09/15/05</text:date></text:p>
          </table:table-cell>
        </table:table-row>
        <table:table-row>
          <table:table-cell table:style-name="Table6.A2" office:value-type="string">
            <text:p text:style-name="Table_20_Heading">Documentation</text:p>
          </table:table-cell>
          <table:table-cell table:style-name="Table6.B2" office:value-type="string">
            <text:p text:style-name="P16">Uwe Fischer</text:p>
          </table:table-cell>
          <table:table-cell table:style-name="Table6.C2" office:value-type="string">
            <text:p text:style-name="P19"><text:date style:data-style-name="N37" text:date-value="2005-09-15T12:04:47.75" text:fixed="true">09/15/05</text:date></text:p>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n/a</text:p>
          </table:table-cell>
          <table:table-cell table:style-name="Table6.C2" office:value-type="string">
            <text:p text:style-name="P16"/>
          </table:table-cell>
        </table:table-row>
      </table:table>
      <text:p text:style-name="Standard"/>
      <text:p text:style-name="P20"/>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
          </table:table-cell>
          <table:table-cell table:style-name="Table2.B2" office:value-type="string">
            <text:p text:style-name="P16">initial version</text:p>
          </table:table-cell>
          <table:table-cell table:style-name="Table2.B2" office:value-type="string">
            <text:p text:style-name="P16">MMP</text:p>
          </table:table-cell>
          <table:table-cell table:style-name="Table2.D2" office:value-type="string">
            <text:p text:style-name="P18"><text:creation-date style:data-style-name="N30">9/13/05</text:creation-date></text:p>
          </table:table-cell>
        </table:table-row>
        <table:table-row>
          <table:table-cell table:style-name="Table2.A2" office:value-type="string">
            <text:p text:style-name="P21">1.0</text:p>
          </table:table-cell>
          <table:table-cell table:style-name="Table2.B2" office:value-type="string">
            <text:p text:style-name="P16"/>
          </table:table-cell>
          <table:table-cell table:style-name="Table2.B2" office:value-type="string">
            <text:p text:style-name="P16"/>
          </table:table-cell>
          <table:table-cell table:style-name="Table2.D2" office:value-type="string">
            <text:p text:style-name="P16"/>
          </table:table-cell>
        </table:table-row>
      </table:table>
      <text:p text:style-name="P22"/>
      <text:p text:style-name="P2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4"><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4</text:span></text:span></text:p>
          <text:p text:style-name="P25"><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4</text:span></text:span></text:p>
          <text:p text:style-name="P25"><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4</text:span></text:span></text:p>
          <text:p text:style-name="P25"><text:span text:style-name="Contents_20_Links">3<text:tab/></text:span><text:a xlink:type="simple" xlink:href="#3.Goals|outline"><text:span text:style-name="Contents_20_Links"><text:span text:style-name="Contents_20_Links">Goals</text:span></text:span></text:a><text:span text:style-name="Contents_20_Links"><text:tab/></text:span><text:span text:style-name="Contents_20_Links"><text:span text:style-name="Contents_20_Links">4</text:span></text:span></text:p>
          <text:p text:style-name="P25"><text:span text:style-name="Contents_20_Links">4<text:tab/></text:span><text:a xlink:type="simple" xlink:href="#4.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4</text:span></text:span></text:p>
          <text:p text:style-name="P25"><text:span text:style-name="Contents_20_Links">5<text:tab/></text:span><text:a xlink:type="simple" xlink:href="#5.Future Tasks|outline"><text:span text:style-name="Contents_20_Links"><text:span text:style-name="Contents_20_Links">Future Tasks</text:span></text:span></text:a><text:span text:style-name="Contents_20_Links"><text:tab/></text:span><text:span text:style-name="Contents_20_Links"><text:span text:style-name="Contents_20_Links">4</text:span></text:span></text:p>
          <text:p text:style-name="P25"><text:span text:style-name="Contents_20_Links">6<text:tab/></text:span><text:a xlink:type="simple" xlink:href="#6.Notes|outline"><text:span text:style-name="Contents_20_Links"><text:span text:style-name="Contents_20_Links">Notes</text:span></text:span></text:a><text:span text:style-name="Contents_20_Links"><text:tab/></text:span><text:span text:style-name="Contents_20_Links"><text:span text:style-name="Contents_20_Links">4</text:span></text:span></text:p>
          <text:p text:style-name="P25"><text:span text:style-name="Contents_20_Links">7<text:tab/></text:span><text:a xlink:type="simple" xlink:href="#7.References|outline"><text:span text:style-name="Contents_20_Links"><text:span text:style-name="Contents_20_Links">References</text:span></text:span></text:a><text:span text:style-name="Contents_20_Links"><text:tab/></text:span><text:span text:style-name="Contents_20_Links"><text:span text:style-name="Contents_20_Links">5</text:span></text:span></text:p>
        </text:index-body>
      </text:table-of-content>
      <text:p text:style-name="P22"/>
      <text:h text:style-name="P26"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OLE</text:p>
          </table:table-cell>
          <table:table-cell table:style-name="Table3.A2" office:value-type="string">
            <text:p text:style-name="Table_20_Contents">Object Linking and Embedding</text:p>
          </table:table-cell>
        </table:table-row>
        <table:table-row>
          <table:table-cell table:style-name="Table3.A3" office:value-type="string">
            <text:p text:style-name="Table_20_Contents">metafile</text:p>
          </table:table-cell>
          <table:table-cell table:style-name="Table3.A3" office:value-type="string">
            <text:p text:style-name="Table_20_Contents">a graphical representation for an OLE object that can be used to display the content of the OLE object if the source application is not available</text:p>
          </table:table-cell>
        </table:table-row>
        <table:table-row>
          <table:table-cell table:style-name="Table3.A3" office:value-type="string">
            <text:p text:style-name="Table_20_Contents">Insert from Clipboard</text:p>
          </table:table-cell>
          <table:table-cell table:style-name="Table3.A3" office:value-type="string">
            <text:p text:style-name="Table_20_Contents">Paste and Drop operations</text:p>
          </table:table-cell>
        </table:table-row>
      </table:table>
      <text:p text:style-name="Standard"/>
      <text:h text:style-name="Heading_20_1" text:outline-level="1">Motivation</text:h>
      <text:p text:style-name="Text_20_body">The default behavior of OOo 2.0 on the paste operation is to create an OLE object – if possible. This causes large files and long file I/O times. It is desired to paste data in a format that is better suited for future use than OLE.</text:p>
      <text:h text:style-name="Heading_20_1" text:outline-level="1">User Scenarios</text:h>
      <text:p text:style-name="Text_20_body">Robert migrates from an dated presentation tool to OOo. He can either save as PowerPoint and open the file in OOo, or he wants to grab just some parts of the slides. Therefore he selects the pieces and uses copy and paste or drag and drop to copy the data to the new OOo presentation. </text:p>
      <text:h text:style-name="Heading_20_1" text:outline-level="1">Goals</text:h>
      <text:list text:style-name="L2">
        <text:list-item>
          <text:p text:style-name="P27">The default behavior of the paste operation should create lean documents. Additional functionality – i.e. the creation of an OLE object – should be offered in a secondary level of the user interface.</text:p>
        </text:list-item>
        <text:list-item>
          <text:p text:style-name="P27">Consistency with the behavior in OOo Writer, i.e. OLE data is not pasted by defaut.</text:p>
        </text:list-item>
      </text:list>
      <text:h text:style-name="Heading_20_1" text:outline-level="1">Detailed Specification</text:h>
      <text:p text:style-name="Text_20_body">Paste and Drop operations are treated the same way. For this document they are both called “insert from clipboard”.</text:p>
      <text:p text:style-name="Text_20_body">If an insert from clipboard operation is initiated for Impress and Draw the content of the clipboard is analyzed before the data is inserted into the document. The heuristic works as follows:</text:p>
      <text:p text:style-name="P28"><text:span text:style-name="T2">IF</text:span> the clipboard contains OLE data from an application other than OOo<text:line-break/><text:span text:style-name="T2">THEN</text:span> the corresponding metafile is used as default.</text:p>
      <text:p text:style-name="P29"><text:span text:style-name="T2">IF</text:span> the metafile contains just a bitmap <text:span text:style-name="T2">THEN</text:span> the bitmap is inserted instead of the metafile. This removes one unnecessary 'envelope'.</text:p>
      <text:p text:style-name="P30">The OLE object itself can be created using the “Paste Special...” command. This is the same behavior as in OOo 1.1/2.0</text:p>
      <text:h text:style-name="Heading_20_1" text:outline-level="1">Future Tasks</text:h>
      <text:p text:style-name="Text_20_body">n/a</text:p>
      <text:h text:style-name="Heading_20_1" text:outline-level="1">Notes</text:h>
      <text:p text:style-name="Text_20_body">n/a</text:p>
      <text:h text:style-name="Heading_20_1" text:outline-level="1">References</text:h>
      <text:p text:style-name="Referenc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orphans="2" fo:widows="2"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page-number text:select-page="current">5</text:page-number><text:tab/><text:tab/>Impress' Clipboard</text:p>
      </style:header>
      <style:header-left>
        <text:p text:style-name="Header">Impress' Clipboard<text:tab/><text:tab/><text:page-number text:select-page="current">5</text:page-number></text:p>
      </style:header-left>
      <style:footer>
        <text:p text:style-name="P1"/>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a xlink:type="simple" xlink:href="http://specs.openoffice.org/appwide/clipboard_drag_and_drop/ImpressClipboard.odt">http://specs.openoffice.org/appwide/clipboard_drag_and_drop/ImpressClipboard.odt</text:a></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8$Build-8951</meta:generator>
    <meta:initial-creator>Matthias Müller-Prove</meta:initial-creator>
    <meta:creation-date>2005-09-13T14:20:01</meta:creation-date>
    <dc:creator>Matthias Müller-Prove</dc:creator>
    <dc:date>2005-09-15T13:22:57</dc:date>
    <dc:language>en-US</dc:language>
    <meta:editing-cycles>12</meta:editing-cycles>
    <meta:editing-duration>PT2H38M28S</meta:editing-duration>
    <meta:template xlink:type="simple" xlink:actuate="onRequest" xlink:role="template" xlink:href="/C:/Documents%20and%20Settings/mm138421/Application%20Data/StarOffice8/user/template/Specification_template.stw" xlink:title="Specification_template" meta:date="2005-09-13T14:20:00"/>
    <meta:user-defined meta:name="Info 1"/>
    <meta:user-defined meta:name="Info 2"/>
    <meta:user-defined meta:name="Info 3"/>
    <meta:user-defined meta:name="Info 4"/>
    <meta:document-statistic meta:table-count="5" meta:image-count="0" meta:object-count="0" meta:page-count="5" meta:paragraph-count="101" meta:word-count="513" meta:character-count="3094"/>
  </office:meta>
</office:document-meta>
</file>